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55.0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1:.M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Funcioamiento</text:p>
          </table:table-cell>
          <table:table-cell office:value-type="string" calcext:value-type="string">
            <text:p>Reiniciar</text:p>
          </table:table-cell>
          <table:table-cell office:value-type="string" calcext:value-type="string">
            <text:p>Volve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Ajuste de jugadas</text:p>
          </table:table-cell>
          <table:table-cell office:value-type="string" calcext:value-type="string">
            <text:p>Fin juego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Estructura correcta</text:p>
          </table:table-cell>
          <table:table-cell office:value-type="string" calcext:value-type="string">
            <text:p>Funciones</text:p>
          </table:table-cell>
          <table:table-cell office:value-type="string" calcext:value-type="string">
            <text:p>Control de acceso directo a juga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ésa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([.C3]*[.$C$1]+[.D3]*[.$D$1]+[.F3]*[.$F$1]+[.G3]*[.$G$1]+[.H3]*[.$H$1]+[.I3]*[.$I$1]+[.J3]*[.$J$1]+[.K3]*[.$K$1]+[.L3]*[.$L$1]+[.M3]*[.$M$1])/100" office:value-type="float" office:value="2.49" calcext:value-type="float">
            <text:p>2,49</text:p>
          </table:table-cell>
          <table:table-cell/>
          <table:table-cell office:value-type="string" calcext:value-type="string">
            <text:p>Repet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Oña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]*[.$C$1]+[.D4]*[.$D$1]+[.F4]*[.$F$1]+[.G4]*[.$G$1]+[.H4]*[.$H$1]+[.I4]*[.$I$1]+[.J4]*[.$J$1]+[.K4]*[.$K$1]+[.L4]*[.$L$1]+[.M4]*[.$M$1])/100" office:value-type="float" office:value="5.37" calcext:value-type="float">
            <text:p>5,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nando Cebrián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C5]*[.$C$1]+[.D5]*[.$D$1]+[.F5]*[.$F$1]+[.G5]*[.$G$1]+[.H5]*[.$H$1]+[.I5]*[.$I$1]+[.J5]*[.$J$1]+[.K5]*[.$K$1]+[.L5]*[.$L$1]+[.M5]*[.$M$1])/100" office:value-type="float" office:value="8.09" calcext:value-type="float">
            <text:p>8,09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man Gayarr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petir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ganacio Viv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]*[.$C$1]+[.D7]*[.$D$1]+[.F7]*[.$F$1]+[.G7]*[.$G$1]+[.H7]*[.$H$1]+[.I7]*[.$I$1]+[.J7]*[.$J$1]+[.K7]*[.$K$1]+[.L7]*[.$L$1]+[.M7]*[.$M$1])/100" office:value-type="float" office:value="5.18" calcext:value-type="float">
            <text:p>5,18</text:p>
          </table:table-cell>
          <table:table-cell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rge Chueca</text:p>
          </table:table-cell>
          <table:table-cell table:number-columns-repeated="11"/>
          <table:table-cell table:formula="of:=([.C8]*[.$C$1]+[.D8]*[.$D$1]+[.F8]*[.$F$1]+[.G8]*[.$G$1]+[.H8]*[.$H$1]+[.I8]*[.$I$1]+[.J8]*[.$J$1]+[.K8]*[.$K$1]+[.L8]*[.$L$1]+[.M8]*[.$M$1])/100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rge Puiértolas</text:p>
          </table:table-cell>
          <table:table-cell table:number-columns-repeated="12" office:value-type="float" office:value="2" calcext:value-type="float">
            <text:p>2</text:p>
          </table:table-cell>
          <table:table-cell/>
          <table:table-cell office:value-type="string" calcext:value-type="string">
            <text:p>Repeti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an Francisco <text:s/>Puerto</text:p>
          </table:table-cell>
          <table:table-cell table:number-columns-repeated="6" office:value-type="float" office:value="9" calcext:value-type="float">
            <text:p>9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iis Miguel Martínez</text:p>
          </table:table-cell>
          <table:table-cell office:value-type="float" office:value="9.7" calcext:value-type="float">
            <text:p>9,7</text:p>
          </table:table-cell>
          <table:table-cell table:number-columns-repeated="10"/>
          <table:table-cell table:formula="of:=([.C11]*[.$C$1]+[.D11]*[.$D$1]+[.F11]*[.$F$1]+[.G11]*[.$G$1]+[.H11]*[.$H$1]+[.I11]*[.$I$1]+[.J11]*[.$J$1]+[.K11]*[.$K$1]+[.L11]*[.$L$1]+[.M11]*[.$M$1])/100" office:value-type="float" office:value="0.194" calcext:value-type="float">
            <text:p>0,19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nuel Bailera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([.C12]*[.$C$1]+[.D12]*[.$D$1]+[.F12]*[.$F$1]+[.G12]*[.$G$1]+[.H12]*[.$H$1]+[.I12]*[.$I$1]+[.J12]*[.$J$1]+[.K12]*[.$K$1]+[.L12]*[.$L$1]+[.M12]*[.$M$1])/100" office:value-type="float" office:value="0.2" calcext:value-type="float">
            <text:p>0,2</text:p>
          </table:table-cell>
          <table:table-cell/>
          <table:table-cell office:value-type="string" calcext:value-type="string">
            <text:p>Repet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io Palacín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string" calcext:value-type="string">
            <text:p>Repeti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a José Martínez Tolos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[.C14]*[.$C$1]+[.D14]*[.$D$1]+[.F14]*[.$F$1]+[.G14]*[.$G$1]+[.H14]*[.$H$1]+[.I14]*[.$I$1]+[.J14]*[.$J$1]+[.K14]*[.$K$1]+[.L14]*[.$L$1]+[.M14]*[.$M$1])/100" office:value-type="float" office:value="6.46" calcext:value-type="float">
            <text:p>6,4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blo Delgado Val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5]*[.$C$1]+[.D15]*[.$D$1]+[.F15]*[.$F$1]+[.G15]*[.$G$1]+[.H15]*[.$H$1]+[.I15]*[.$I$1]+[.J15]*[.$J$1]+[.K15]*[.$K$1]+[.L15]*[.$L$1]+[.M15]*[.$M$1])/100" office:value-type="float" office:value="5.4" calcext:value-type="float">
            <text:p>5,4</text:p>
          </table:table-cell>
          <table:table-cell table:style-name="ce1"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inaldo</text:p>
          </table:table-cell>
          <table:table-cell table:number-columns-repeated="12"/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lomé</text:p>
          </table:table-cell>
          <table:table-cell table:number-columns-repeated="11"/>
          <table:table-cell table:formula="of:=([.C17]*[.$C$1]+[.D17]*[.$D$1]+[.F17]*[.$F$1]+[.G17]*[.$G$1]+[.H17]*[.$H$1]+[.I17]*[.$I$1]+[.J17]*[.$J$1]+[.K17]*[.$K$1]+[.L17]*[.$L$1]+[.M17]*[.$M$1])/100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Repetir si quie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gio Sanz</text:p>
          </table:table-cell>
          <table:table-cell table:number-columns-repeated="11"/>
          <table:table-cell table:formula="of:=([.C18]*[.$C$1]+[.D18]*[.$D$1]+[.F18]*[.$F$1]+[.G18]*[.$G$1]+[.H18]*[.$H$1]+[.I18]*[.$I$1]+[.J18]*[.$J$1]+[.K18]*[.$K$1]+[.L18]*[.$L$1]+[.M18]*[.$M$1])/100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rgio Suñen</text:p>
          </table:table-cell>
          <table:table-cell table:number-columns-repeated="11"/>
          <table:table-cell table:formula="of:=([.C19]*[.$C$1]+[.D19]*[.$D$1]+[.F19]*[.$F$1]+[.G19]*[.$G$1]+[.H19]*[.$H$1]+[.I19]*[.$I$1]+[.J19]*[.$J$1]+[.K19]*[.$K$1]+[.L19]*[.$L$1]+[.M19]*[.$M$1])/1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47:40.6995932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8:48:02.622532192</meta:creation-date>
    <dc:date>2019-12-13T11:00:47.865025095</dc:date>
    <meta:editing-duration>PT6H45M37S</meta:editing-duration>
    <meta:editing-cycles>33</meta:editing-cycles>
    <meta:generator>LibreOffice/6.0.7.3$Linux_X86_64 LibreOffice_project/00m0$Build-3</meta:generator>
    <meta:document-statistic meta:table-count="1" meta:cell-count="189" meta:object-count="0"/>
  </office:meta>
</office:document-meta>
</file>